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c0750" officeooo:paragraph-rsid="000c0750"/>
    </style:style>
    <style:style style:name="P2" style:family="paragraph" style:parent-style-name="Standard">
      <style:paragraph-properties fo:text-align="center" style:justify-single-word="false"/>
      <style:text-properties style:text-underline-style="none" fo:font-weight="bold" officeooo:rsid="000c0750" officeooo:paragraph-rsid="000c0750"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11d299" officeooo:paragraph-rsid="0011d299" style:font-weight-asian="bold" style:font-weight-complex="bold"/>
    </style:style>
    <style:style style:name="P4" style:family="paragraph" style:parent-style-name="Standard">
      <style:paragraph-properties fo:text-align="start" style:justify-single-word="false"/>
      <style:text-properties officeooo:paragraph-rsid="000c0750"/>
    </style:style>
    <style:style style:name="P5" style:family="paragraph" style:parent-style-name="Default">
      <style:text-properties officeooo:rsid="000ca68a" officeooo:paragraph-rsid="000ca68a"/>
    </style:style>
    <style:style style:name="P6" style:family="paragraph" style:parent-style-name="Default">
      <style:text-properties officeooo:rsid="000ca68a" officeooo:paragraph-rsid="000e5158"/>
    </style:style>
    <style:style style:name="P7" style:family="paragraph" style:parent-style-name="Default">
      <style:text-properties officeooo:paragraph-rsid="000ca68a"/>
    </style:style>
    <style:style style:name="P8" style:family="paragraph" style:parent-style-name="Default">
      <style:text-properties officeooo:rsid="000ec652" officeooo:paragraph-rsid="000ec652"/>
    </style:style>
    <style:style style:name="P9" style:family="paragraph" style:parent-style-name="Default">
      <style:text-properties officeooo:rsid="000ec652" officeooo:paragraph-rsid="0010c1f5"/>
    </style:style>
    <style:style style:name="T1" style:family="text">
      <style:text-properties fo:font-size="11pt" fo:font-weight="bold" style:font-size-asian="11pt" style:font-weight-asian="bold"/>
    </style:style>
    <style:style style:name="T2" style:family="text">
      <style:text-properties style:text-line-through-style="none" style:text-line-through-type="none" fo:font-size="11pt" style:text-underline-style="none" fo:font-weight="normal" style:font-size-asian="11pt" style:font-weight-asian="normal"/>
    </style:style>
    <style:style style:name="T3" style:family="text">
      <style:text-properties style:text-line-through-style="none" style:text-line-through-type="none" fo:font-size="11pt" style:text-underline-style="none" fo:font-weight="normal" officeooo:rsid="000ca68a" style:font-size-asian="11pt" style:font-weight-asian="normal"/>
    </style:style>
    <style:style style:name="T4" style:family="text">
      <style:text-properties style:text-line-through-style="none" style:text-line-through-type="none" fo:font-size="11pt" style:text-underline-style="none" fo:font-weight="normal" officeooo:rsid="000e5158" style:font-size-asian="11pt" style:font-weight-asian="normal"/>
    </style:style>
    <style:style style:name="T5" style:family="text">
      <style:text-properties style:text-line-through-style="none" style:text-line-through-type="none" fo:font-size="11pt" style:text-underline-style="none" fo:font-weight="normal" officeooo:rsid="0010c1f5" style:font-size-asian="11pt" style:font-weight-asian="normal"/>
    </style:style>
    <style:style style:name="T6" style:family="text">
      <style:text-properties style:text-line-through-style="none" style:text-line-through-type="none" fo:font-size="11pt" style:text-underline-style="none" fo:font-weight="bold" style:font-size-asian="11pt" style:font-weight-asian="bold"/>
    </style:style>
    <style:style style:name="T7" style:family="text">
      <style:text-properties style:text-line-through-style="none" style:text-line-through-type="none" fo:font-size="11pt" fo:font-weight="normal" style:font-size-asian="11pt" style:font-weight-asian="normal"/>
    </style:style>
    <style:style style:name="T8" style:family="text">
      <style:text-properties style:text-underline-style="none" fo:font-weight="bold" officeooo:rsid="000c075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Redford</text:p>
      <text:p text:style-name="P1">IS315</text:p>
      <text:p text:style-name="P1"/>
      <text:p text:style-name="P2">Feasibility Analysis</text:p>
      <text:p text:style-name="P2"/>
      <text:p text:style-name="P4"><text:span text:style-name="T8"><text:s/></text:span><text:span text:style-name="T1">System Objectives </text:span></text:p>
      <text:p text:style-name="P7"><text:span text:style-name="T3">Park Games’ system will allow the ability to make high level analytical decisions on games with data on sales, preorders, and inventory while only exposing this information to those who need to know.</text:span></text:p>
      <text:p text:style-name="P7"><text:span text:style-name="T3"/></text:p>
      <text:p text:style-name="Default"><text:span text:style-name="T6">Organizational Objectives </text:span></text:p>
      <text:p text:style-name="P5"><text:span text:style-name="T2">Provide information to the correct levels of management for accurate decision making based on definitive facts.</text:span></text:p>
      <text:p text:style-name="Default"><text:span text:style-name="T2"/></text:p>
      <text:p text:style-name="Default"><text:span text:style-name="T6">Alignment of Objectives </text:span></text:p>
      <text:p text:style-name="Default"><text:span text:style-name="T2">This system is being </text:span><text:span text:style-name="T3">developed to manage sales, preorders, product reviews, and inventory.</text:span></text:p>
      <text:p text:style-name="Default"><text:span text:style-name="T6">Operational Feasibility </text:span></text:p>
      <text:p text:style-name="P6"><text:span text:style-name="T2">Park Games’ </text:span><text:span text:style-name="T4">system will utilize in house technologies and servers to interact with the system. When creating the system. There will be roles assigned to each account to prevent the incorrect levels of management making the wrong decisions.</text:span></text:p>
      <text:p text:style-name="Default"><text:span text:style-name="T6">Technical Feasibility </text:span></text:p>
      <text:p text:style-name="P9"><text:span text:style-name="T2">Park games has the experts to implement this. </text:span><text:span text:style-name="T5">This system will be developed in house to tailor it specifically for the needs of Park games. All managers will provide input to make sure all data are features they require are included. Web based users cannot modify any data on the front end. This is done locally. If someone wants more copies to be order after seeing high pre orders for one of the games they must run this through the management of sales and marketing before it is input into the system and an shipment is made.</text:span></text:p>
      <text:p text:style-name="Default"><text:span text:style-name="T6">Economic Feasibility </text:span></text:p>
      <text:p text:style-name="P8"><text:span text:style-name="T2">With further developing prototyped produced , licensing for the system is free since open source software was used. The system provides requests on demand &amp; won’t have a lot of data to store as it only manages data for products released. $40,000 total development factoring in man hours used to develop the product, servers, &amp; upkeep. Since this is an in house product staff will need to fix, add features, or maintain the software.</text:span></text:p>
      <text:p text:style-name="Default"><text:span text:style-name="T6">Recommendation </text:span></text:p>
      <text:p text:style-name="P3"><text:span text:style-name="T7">This system has a high chance at success and the initial costs of developing are not extreme. The ability to either budget better or to improve a product better is very help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0:55:00</meta:creation-date>
    <meta:initial-creator>Norris Smith</meta:initial-creator>
    <dc:date>2017-02-13T00:48:43.889000000</dc:date>
    <meta:editing-duration>PT22M43S</meta:editing-duration>
    <meta:editing-cycles>4</meta:editing-cycles>
    <meta:generator>LibreOffice/5.1.2.2$Windows_x86 LibreOffice_project/d3bf12ecb743fc0d20e0be0c58ca359301eb705f</meta:generator>
    <meta:document-statistic meta:table-count="0" meta:image-count="0" meta:object-count="0" meta:page-count="1" meta:paragraph-count="17" meta:word-count="322" meta:character-count="1967" meta:non-whitespace-character-count="1654"/>
  </office:meta>
</office:document-meta>
</file>